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b85f" officeooo:paragraph-rsid="0007b85f"/>
    </style:style>
    <style:style style:name="P2" style:family="paragraph" style:parent-style-name="Text_20_body">
      <style:text-properties officeooo:rsid="0011a2b4" officeooo:paragraph-rsid="0011a2b4"/>
    </style:style>
    <style:style style:name="P3" style:family="paragraph" style:parent-style-name="Text_20_body">
      <style:text-properties officeooo:rsid="0011a2b4" officeooo:paragraph-rsid="0015f36a"/>
    </style:style>
    <style:style style:name="P4" style:family="paragraph" style:parent-style-name="Text_20_body">
      <style:text-properties officeooo:rsid="00125ef2" officeooo:paragraph-rsid="0015f36a"/>
    </style:style>
    <style:style style:name="P5" style:family="paragraph" style:parent-style-name="Heading_20_1">
      <style:text-properties officeooo:paragraph-rsid="001ead74"/>
    </style:style>
    <style:style style:name="P6" style:family="paragraph" style:parent-style-name="Text_20_body" style:list-style-name="L1">
      <style:text-properties officeooo:rsid="00058faf" officeooo:paragraph-rsid="00058faf"/>
    </style:style>
    <style:style style:name="P7" style:family="paragraph" style:parent-style-name="Text_20_body" style:list-style-name="L1">
      <style:text-properties officeooo:rsid="0016e7de" officeooo:paragraph-rsid="0016e7de"/>
    </style:style>
    <style:style style:name="P8" style:family="paragraph" style:parent-style-name="Text_20_body" style:list-style-name="L1">
      <style:text-properties officeooo:rsid="00175554" officeooo:paragraph-rsid="00175554"/>
    </style:style>
    <style:style style:name="P9" style:family="paragraph" style:parent-style-name="Text_20_body" style:list-style-name="L1">
      <style:text-properties officeooo:rsid="001af015" officeooo:paragraph-rsid="001af015"/>
    </style:style>
    <style:style style:name="P10" style:family="paragraph" style:parent-style-name="Text_20_body" style:list-style-name="L2">
      <style:text-properties officeooo:rsid="00232c29" officeooo:paragraph-rsid="00232c29"/>
    </style:style>
    <style:style style:name="P11" style:family="paragraph" style:parent-style-name="Text_20_body" style:list-style-name="L2">
      <style:text-properties officeooo:rsid="0005becd" officeooo:paragraph-rsid="00232c29"/>
    </style:style>
    <style:style style:name="P12" style:family="paragraph" style:parent-style-name="Text_20_body" style:list-style-name="L3">
      <style:text-properties officeooo:paragraph-rsid="0023df75"/>
    </style:style>
    <style:style style:name="P13" style:family="paragraph" style:parent-style-name="Text_20_body" style:list-style-name="L3">
      <style:text-properties officeooo:paragraph-rsid="002342bf"/>
    </style:style>
    <style:style style:name="P14" style:family="paragraph" style:parent-style-name="Text_20_body" style:list-style-name="L3">
      <style:text-properties officeooo:rsid="0002262d" officeooo:paragraph-rsid="002342bf"/>
    </style:style>
    <style:style style:name="P15" style:family="paragraph" style:parent-style-name="Text_20_body" style:list-style-name="L4">
      <style:text-properties officeooo:rsid="0002262d" officeooo:paragraph-rsid="0002262d"/>
    </style:style>
    <style:style style:name="P16" style:family="paragraph" style:parent-style-name="Text_20_body" style:list-style-name="L4">
      <style:text-properties officeooo:rsid="0009b020" officeooo:paragraph-rsid="0009b020"/>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02262d"/>
    </style:style>
    <style:style style:name="T2" style:family="text">
      <style:text-properties fo:font-size="8pt" officeooo:rsid="00032eb0" style:font-size-asian="8pt" style:font-size-complex="8pt"/>
    </style:style>
    <style:style style:name="T3" style:family="text">
      <style:text-properties fo:font-size="8pt" officeooo:rsid="0002262d" style:font-size-asian="8pt" style:font-size-complex="8pt"/>
    </style:style>
    <style:style style:name="T4" style:family="text">
      <style:text-properties fo:font-size="8pt" officeooo:rsid="000c1e5e" style:font-size-asian="8pt" style:font-size-complex="8pt"/>
    </style:style>
    <style:style style:name="T5" style:family="text">
      <style:text-properties officeooo:rsid="00058faf"/>
    </style:style>
    <style:style style:name="T6" style:family="text">
      <style:text-properties officeooo:rsid="000992a5"/>
    </style:style>
    <style:style style:name="T7" style:family="text">
      <style:text-properties officeooo:rsid="00125ef2"/>
    </style:style>
    <style:style style:name="T8" style:family="text">
      <style:text-properties officeooo:rsid="0011a2b4"/>
    </style:style>
    <style:style style:name="T9" style:family="text">
      <style:text-properties officeooo:rsid="0016e7de"/>
    </style:style>
    <style:style style:name="T10" style:family="text">
      <style:text-properties officeooo:rsid="001af015"/>
    </style:style>
    <style:style style:name="T11" style:family="text">
      <style:text-properties officeooo:rsid="00032eb0"/>
    </style:style>
    <style:style style:name="T12" style:family="text">
      <style:text-properties officeooo:rsid="000c1e5e"/>
    </style:style>
    <style:style style:name="T13" style:family="text">
      <style:text-properties officeooo:rsid="0026fb76"/>
    </style:style>
    <style:style style:name="T14" style:family="text">
      <style:text-properties fo:font-variant="normal" fo:text-transform="none" style:use-window-font-color="true" style:text-outline="false" style:text-line-through-style="none" style:text-line-through-type="none" style:text-position="0% 100%" style:font-name="TheSansOffice"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odule „<text:user-defined style:data-style-name="N0" text:name="Module_Name">systemd</text:user-defined>“ [<text:user-defined style:data-style-name="N0" text:name="Module_Area">SSA</text:user-defined> <text:user-defined style:data-style-name="N0" text:name="Module_ID">1001</text:user-defined>]</text:h>
      <text:h text:style-name="Heading_20_2" text:outline-level="2"><office:annotation office:name="__Annotation__615_1413325099">
     <dc:creator>Nicolas Christener</dc:creator>
     <dc:date>2016-07-21T14:13:27</dc:date>
     <loext:sender-initials>NC</loext:sender-initials>
     <text:p><text:span text:style-name="T14">Management Summary → zur Erstellung der Agenda</text:span></text:p>
     <text:p><text:span text:style-name="T14">Max. fünf Zeile</text:span></text:p>
     <text:p><text:span text:style-name="T14">Was ist das für ein Modul?</text:span></text:p>
    </office:annotation>Modul Kurzbeschreibung<office:annotation-end office:name="__Annotation__615_1413325099"/></text:h>
      <text:p text:style-name="P1">Dieses Modul vermittelt einen Einstieg in die Konzepte und Grundlagen von systemd. Es wird vermittelt, wie auf systemd basierten Systemen Diensten, Mounts und zeitgesteuerten Aufgaben verwaltet werden und was für neue best practice Ansätze gelten. Diese Bereiche werden mit Hands-on Aufgaben und Demos vertieft.</text:p>
      <text:p text:style-name="P1">Die weiterführenden systemd Möglichkeiten (Sockets, Paths, Swap, …) werden theoretisch behandelt.</text:p>
      <text:h text:style-name="Heading_20_2" text:outline-level="2">Dauer</text:h>
      <text:p text:style-name="P1">4h</text:p>
      <text:h text:style-name="Heading_20_2" text:outline-level="2">Ziele</text:h>
      <text:p text:style-name="Heading_20_3"><office:annotation office:name="__Annotation__593_1413325099">
     <dc:creator>Nicolas Christener</dc:creator>
     <dc:date>2016-07-21T14:09:21</dc:date>
     <loext:sender-initials>NC</loext:sender-initials>
     <text:p text:style-name="P17"><text:span text:style-name="T14">Welches theoretische Wissen wird vermittelt</text:span></text:p>
    </office:annotation>Wissen<office:annotation-end office:name="__Annotation__593_1413325099"/></text:p>
      <text:list xml:id="list6541230375964709474" text:style-name="L1">
        <text:list-item>
          <text:p text:style-name="P6">systemd <text:span text:style-name="T9">Basics</text:span></text:p>
        </text:list-item>
        <text:list-item>
          <text:p text:style-name="P7">Vorteile von systemd gegenüber SystemV <text:span text:style-name="T13">Init</text:span></text:p>
        </text:list-item>
        <text:list-item>
          <text:p text:style-name="P6">Grundkonzepte <text:span text:style-name="T9">von systemd (Service-, Timer-, Mount-, Socket- Units)</text:span></text:p>
        </text:list-item>
        <text:list-item>
          <text:p text:style-name="P6"><text:span text:style-name="T9">Syntax und Inhalt von </text:span>Unit Files</text:p>
        </text:list-item>
        <text:list-item>
          <text:p text:style-name="P6">Config Files</text:p>
        </text:list-item>
        <text:list-item>
          <text:p text:style-name="P7">Sicherheits-Mechanismen von systemd</text:p>
        </text:list-item>
      </text:list>
      <text:p text:style-name="Heading_20_3"><office:annotation office:name="__Annotation__592_1413325099">
     <dc:creator>Nicolas Christener</dc:creator>
     <dc:date>2016-07-21T14:08:41</dc:date>
     <loext:sender-initials>NC</loext:sender-initials>
     <text:p text:style-name="P17"><text:span text:style-name="T14">Welche praktischen Handgriffe werden erlernt</text:span></text:p>
    </office:annotation>Können<office:annotation-end office:name="__Annotation__592_1413325099"/></text:p>
      <text:list xml:id="list90658565641459" text:continue-numbering="true" text:style-name="L1">
        <text:list-item>
          <text:p text:style-name="P6">systemctl</text:p>
          <text:list>
            <text:list-item>
              <text:p text:style-name="P6">starten, stoppen von Diensten</text:p>
            </text:list-item>
            <text:list-item>
              <text:p text:style-name="P8">Status von Diensten anzeigen</text:p>
            </text:list-item>
            <text:list-item>
              <text:p text:style-name="P8">Dienste beim Booten automatisch starten</text:p>
            </text:list-item>
            <text:list-item>
              <text:p text:style-name="P8">Abhängigkeiten von Diensten ermitteln</text:p>
            </text:list-item>
            <text:list-item>
              <text:p text:style-name="P8">timer auflisten und löschen</text:p>
            </text:list-item>
          </text:list>
        </text:list-item>
        <text:list-item>
          <text:p text:style-name="P6">Unit Files erstellen</text:p>
        </text:list-item>
        <text:list-item>
          <text:p text:style-name="P6">Timer erstellen</text:p>
        </text:list-item>
      </text:list>
      <text:p text:style-name="Heading_20_3"><text:soft-page-break/><office:annotation office:name="__Annotation__591_1413325099">
     <dc:creator>Nicolas Christener</dc:creator>
     <dc:date>2016-07-21T14:08:25</dc:date>
     <loext:sender-initials>NC</loext:sender-initials>
     <text:p text:style-name="P17"><text:span text:style-name="T14">Du SOLLST/MUSST zukünftig..</text:span></text:p>
    </office:annotation>Verhalten<office:annotation-end office:name="__Annotation__591_1413325099"/></text:p>
      <text:list xml:id="list90657629092654" text:continue-numbering="true" text:style-name="L1">
        <text:list-item>
          <text:p text:style-name="P6">Dienste nicht mehr über init Files (/etc/init.d/…) verwalten!</text:p>
        </text:list-item>
        <text:list-item>
          <text:p text:style-name="P6">Statt Cron zukünftig <text:span text:style-name="T10">ggf. </text:span>Timer einsetzen!</text:p>
        </text:list-item>
        <text:list-item>
          <text:p text:style-name="P6">Mounts mit systemd verwalten!</text:p>
        </text:list-item>
        <text:list-item>
          <text:p text:style-name="P9">Dienste mit den Sicherheits-Massnahmen von systemd einschränken!</text:p>
        </text:list-item>
      </text:list>
      <text:h text:style-name="Heading_20_2" text:outline-level="2">Voraussetzungen</text:h>
      <text:list xml:id="list2282265999220316592" text:style-name="L2">
        <text:list-item>
          <text:p text:style-name="P10">Installierte Distribution mit systemd &gt;= 210</text:p>
        </text:list-item>
        <text:list-item>
          <text:p text:style-name="P11">Bash Bedienung</text:p>
        </text:list-item>
        <text:list-item>
          <text:p text:style-name="P11">CLI Editor Bedienung</text:p>
        </text:list-item>
      </text:list>
      <text:h text:style-name="Heading_20_2" text:outline-level="2">Benutzte Dokumentation</text:h>
      <text:p text:style-name="Heading_20_3">Externe Referenzen</text:p>
      <text:list xml:id="list6823890687739499188" text:style-name="L3">
        <text:list-item>
          <text:p text:style-name="P14">Handbuch „Administration Guide - SUSE Linux Enterprise Server 12 SP1“<text:line-break/><text:span text:style-name="T11">DE: Veröffentlicht: Dezember 16, 2015 – Kapitel 10<text:line-break/></text:span><text:a xlink:type="simple" xlink:href="https://www2.suse.com/de-de/documentation/sles-12/pdfdoc/book_sle_admin/book_sle_admin.pdf" text:style-name="Internet_20_link" text:visited-style-name="Visited_20_Internet_20_Link"><text:span text:style-name="T2">https://www2.suse.com/de-de/documentation/sles-12/pdfdoc/book_sle_admin/book_sle_admin.pdf</text:span></text:a></text:p>
        </text:list-item>
        <text:list-item>
          <text:p text:style-name="P12"><text:span text:style-name="T1">Handbuch „Administration Guide - SUSE Linux Enterprise Server 12 SP1“<text:line-break/>EN: Publication date: February 18, 2016 – Kapitel 9<text:line-break/></text:span><text:a xlink:type="simple" xlink:href="https://www.suse.com/documentation/sles-12/pdfdoc/book_sle_admin/book_sle_admin.pdf" text:style-name="Internet_20_link" text:visited-style-name="Visited_20_Internet_20_Link"><text:span text:style-name="T3">https://www.suse.com/documentation/sles-12/pdfdoc/book_sle_admin/book_sle_admin.pdf</text:span></text:a></text:p>
        </text:list-item>
        <text:list-item>
          <text:p text:style-name="P13"><text:span text:style-name="T12">Demystifying systemd<text:line-break/></text:span><text:a xlink:type="simple" xlink:href="http://people.redhat.com/bbreard/presos/Summit_Demystifying_systemd.pdf" text:style-name="Internet_20_link" text:visited-style-name="Visited_20_Internet_20_Link"><text:span text:style-name="T4">http://people.redhat.com/bbreard/presos/Summit_Demystifying_systemd.pdf</text:span></text:a></text:p>
        </text:list-item>
      </text:list>
      <text:p text:style-name="Heading_20_3">Man Pages</text:p>
      <text:list xml:id="list1092138475327585581" text:style-name="L4">
        <text:list-item>
          <text:p text:style-name="P15">man <text:span text:style-name="T6">1 systemctl</text:span></text:p>
        </text:list-item>
        <text:list-item>
          <text:p text:style-name="P16">man 5 systemd.timer</text:p>
        </text:list-item>
      </text:list>
      <text:h text:style-name="Heading_20_2" text:outline-level="2">Präsentation</text:h>
      <text:p text:style-name="P2">modul_<text:user-defined style:data-style-name="N0" text:name="Module_Name">systemd</text:user-defined>_<text:user-defined style:data-style-name="N0" text:name="Module_ID">1001</text:user-defined>_<text:span text:style-name="T7">01_slides</text:span>.odp</text:p>
      <text:h text:style-name="Heading_20_2" text:outline-level="2">Demo</text:h>
      <text:p text:style-name="P3">modul_<text:user-defined style:data-style-name="N0" text:name="Module_Name">systemd</text:user-defined>_<text:user-defined style:data-style-name="N0" text:name="Module_ID">1001</text:user-defined>_<text:span text:style-name="T7">02_</text:span>demo.odp</text:p>
      <text:h text:style-name="Heading_20_2" text:outline-level="2">Übung / <text:span text:style-name="T5">Hands-on</text:span></text:h>
      <text:p text:style-name="P3">modul_<text:user-defined style:data-style-name="N0" text:name="Module_Name">systemd</text:user-defined>_<text:user-defined style:data-style-name="N0" text:name="Module_ID">1001</text:user-defined>_<text:span text:style-name="T7">03_</text:span>handson.odp</text:p>
      <text:h text:style-name="Heading_20_2" text:outline-level="2">Erfolgskontrolle</text:h>
      <text:p text:style-name="P4">modul_<text:span text:style-name="T8"><text:user-defined style:data-style-name="N0" text:name="Module_Name">systemd</text:user-defined></text:span><text:span text:style-name="T8">_</text:span><text:span text:style-name="T8"><text:user-defined style:data-style-name="N0" text:name="Module_ID">1001</text:user-defined></text:span>_04_check.od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 svg:font-family="Free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heSansOffice" fo:font-family="TheSansOffice"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swis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swiss"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swiss"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hristener</meta:initial-creator>
    <meta:creation-date>2016-07-21T10:56:29.508757770</meta:creation-date>
    <dc:date>2016-08-22T09:06:57.000090724</dc:date>
    <dc:creator>Nicolas Christener</dc:creator>
    <meta:editing-duration>PT3H51M53S</meta:editing-duration>
    <meta:editing-cycles>33</meta:editing-cycles>
    <meta:generator>LibreOffice/5.2.0.4$Linux_X86_64 LibreOffice_project/20m0$Build-4</meta:generator>
    <meta:document-statistic meta:table-count="0" meta:image-count="0" meta:object-count="0" meta:page-count="2" meta:paragraph-count="48" meta:word-count="246" meta:character-count="1977" meta:non-whitespace-character-count="1803"/>
    <meta:user-defined meta:name="Module_Area">SSA</meta:user-defined>
    <meta:user-defined meta:name="Module_ID">1001</meta:user-defined>
    <meta:user-defined meta:name="Module_Name">systemd</meta:user-defined>
  </office:meta>
</office:document-meta>
</file>